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b23f1" officeooo:paragraph-rsid="000d43bd" style:font-size-asian="14pt" style:font-size-complex="14pt"/>
    </style:style>
    <style:style style:name="P2" style:family="paragraph" style:parent-style-name="Standard">
      <style:text-properties fo:font-size="14pt" officeooo:rsid="000b23f1" officeooo:paragraph-rsid="0029a789" style:font-size-asian="14pt" style:font-size-complex="14pt"/>
    </style:style>
    <style:style style:name="P3" style:family="paragraph" style:parent-style-name="Standard">
      <style:text-properties fo:font-size="14pt" officeooo:rsid="000b23f1" officeooo:paragraph-rsid="000b23f1" style:font-size-asian="14pt" style:font-size-complex="14pt"/>
    </style:style>
    <style:style style:name="P4" style:family="paragraph" style:parent-style-name="Standard">
      <style:text-properties fo:font-size="14pt" officeooo:rsid="000b23f1" officeooo:paragraph-rsid="002e0006" style:font-size-asian="14pt" style:font-size-complex="14pt"/>
    </style:style>
    <style:style style:name="P5" style:family="paragraph" style:parent-style-name="Standard">
      <style:text-properties fo:font-size="14pt" officeooo:rsid="00106130" officeooo:paragraph-rsid="002388d8" style:font-size-asian="14pt" style:font-size-complex="14pt"/>
    </style:style>
    <style:style style:name="P6" style:family="paragraph" style:parent-style-name="Standard">
      <style:text-properties fo:font-size="14pt" officeooo:rsid="00106130" officeooo:paragraph-rsid="002e0006" style:font-size-asian="14pt" style:font-size-complex="14pt"/>
    </style:style>
    <style:style style:name="P7" style:family="paragraph" style:parent-style-name="Standard">
      <style:text-properties fo:font-size="14pt" officeooo:rsid="00124f49" officeooo:paragraph-rsid="00124f49" style:font-size-asian="14pt" style:font-size-complex="14pt"/>
    </style:style>
    <style:style style:name="P8" style:family="paragraph" style:parent-style-name="Standard">
      <style:text-properties fo:font-size="14pt" officeooo:rsid="00124f49" officeooo:paragraph-rsid="002dbfe5" style:font-size-asian="14pt" style:font-size-complex="14pt"/>
    </style:style>
    <style:style style:name="P9" style:family="paragraph" style:parent-style-name="Standard">
      <style:text-properties fo:font-size="14pt" officeooo:rsid="00124f49" officeooo:paragraph-rsid="002e0006" style:font-size-asian="14pt" style:font-size-complex="14pt"/>
    </style:style>
    <style:style style:name="P10" style:family="paragraph" style:parent-style-name="Standard">
      <style:text-properties fo:font-size="14pt" officeooo:rsid="000cef9d" officeooo:paragraph-rsid="0013109f" style:font-size-asian="14pt" style:font-size-complex="14pt"/>
    </style:style>
    <style:style style:name="P11" style:family="paragraph" style:parent-style-name="Standard">
      <style:text-properties fo:font-size="14pt" officeooo:rsid="000cef9d" officeooo:paragraph-rsid="000cef9d" style:font-size-asian="14pt" style:font-size-complex="14pt"/>
    </style:style>
    <style:style style:name="P12" style:family="paragraph" style:parent-style-name="Standard">
      <style:text-properties fo:font-size="14pt" officeooo:rsid="000cef9d" officeooo:paragraph-rsid="002e0006" style:font-size-asian="14pt" style:font-size-complex="14pt"/>
    </style:style>
    <style:style style:name="P13" style:family="paragraph" style:parent-style-name="Standard">
      <style:text-properties fo:font-size="14pt" officeooo:rsid="0021de98" officeooo:paragraph-rsid="002e0006" style:font-size-asian="14pt" style:font-size-complex="14pt"/>
    </style:style>
    <style:style style:name="P14" style:family="paragraph" style:parent-style-name="Standard">
      <style:text-properties fo:font-size="14pt" officeooo:rsid="000d43bd" officeooo:paragraph-rsid="000d43bd" style:font-size-asian="14pt" style:font-size-complex="14pt"/>
    </style:style>
    <style:style style:name="P15" style:family="paragraph" style:parent-style-name="Standard">
      <style:text-properties fo:font-size="14pt" officeooo:rsid="000d43bd" officeooo:paragraph-rsid="002e0006" style:font-size-asian="14pt" style:font-size-complex="14pt"/>
    </style:style>
    <style:style style:name="T1" style:family="text">
      <style:text-properties officeooo:rsid="000cef9d"/>
    </style:style>
    <style:style style:name="T2" style:family="text">
      <style:text-properties officeooo:rsid="000d43bd"/>
    </style:style>
    <style:style style:name="T3" style:family="text">
      <style:text-properties officeooo:rsid="00124f49"/>
    </style:style>
    <style:style style:name="T4" style:family="text">
      <style:text-properties fo:font-weight="bold" style:font-weight-asian="bold" style:font-weight-complex="bold"/>
    </style:style>
    <style:style style:name="T5" style:family="text">
      <style:text-properties fo:font-weight="bold" officeooo:rsid="002388d8" style:font-weight-asian="bold" style:font-weight-complex="bold"/>
    </style:style>
    <style:style style:name="T6" style:family="text">
      <style:text-properties officeooo:rsid="0017e402"/>
    </style:style>
    <style:style style:name="T7" style:family="text">
      <style:text-properties officeooo:rsid="00191709"/>
    </style:style>
    <style:style style:name="T8" style:family="text">
      <style:text-properties officeooo:rsid="001f6900"/>
    </style:style>
    <style:style style:name="T9" style:family="text">
      <style:text-properties officeooo:rsid="002010aa"/>
    </style:style>
    <style:style style:name="T10" style:family="text">
      <style:text-properties officeooo:rsid="0023ba2b"/>
    </style:style>
    <style:style style:name="T11" style:family="text">
      <style:text-properties officeooo:rsid="002549ee"/>
    </style:style>
    <style:style style:name="T12" style:family="text">
      <style:text-properties officeooo:rsid="002700a3"/>
    </style:style>
    <style:style style:name="T13" style:family="text">
      <style:text-properties officeooo:rsid="0029a789"/>
    </style:style>
    <style:style style:name="T14" style:family="text">
      <style:text-properties officeooo:rsid="002dbf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 are Josie, Goddess Queen of Pizza and Cats, and we are of many minds.</text:p>
      <text:p text:style-name="P4">We are indistinct, a void of innumerable shattered fragments of being.</text:p>
      <text:p text:style-name="P4">We have found we are able to shape ourselves into mostly intact personae.</text:p>
      <text:p text:style-name="P4"/>
      <text:p text:style-name="P4">This is they:</text:p>
      <text:p text:style-name="P4"/>
      <text:p text:style-name="P4"><text:span text:style-name="T4">Aggressiveness:</text:span> A persona born of a need <text:span text:style-name="T10">to endure </text:span>the <text:span text:style-name="T10">harshness</text:span> <text:span text:style-name="T10">we have endured over the years</text:span>. Suffers <text:span text:style-name="T1">from anxiety. Hates to be out. Had been our primary front for years and years. She is so tired. So tired. We value her strength. She keeps us safe. Is typically our front when out in public. Can be identified in writing by frequent swearing.</text:span></text:p>
      <text:p text:style-name="P4"/>
      <text:p text:style-name="P12"><text:span text:style-name="T4">Cheerfulness:</text:span> A persona born <text:span text:style-name="T6">of </text:span>a need to reclaim <text:span text:style-name="T10">one that was </text:span>lost. <text:span text:style-name="T7">Previously only came out while interacting with our friends</text:span>. <text:span text:style-name="T8">B</text:span>ouncy and energetic. <text:span text:style-name="T12">Doesn’t often overthink actions. </text:span>We value her spirit. <text:span text:style-name="T11">Is typically our front when feeling blissful and contented. Can be identified in writing by an upbeat and informal tone.</text:span></text:p>
      <text:p text:style-name="P12"/>
      <text:p text:style-name="P12"><text:span text:style-name="T4">Creativity: </text:span>Our “Inner Child” as it were. <text:span text:style-name="T9">Presents herself as an easily-scared child.</text:span> <text:span text:style-name="T2">A formerly lost persona who had been our primary front before Aggressiveness. When we were her, we had ambition. It was thought we could do anything, and would. She cracked under the pressure. We fear she may never be able to live up to her full potential. We are just happy to have her return to us. Behaves similarly to Cheerfulness and is often hard to differentiate. We ourselves are often confused. This life is weird.</text:span></text:p>
      <text:p text:style-name="P12"/>
      <text:p text:style-name="P15"><text:span text:style-name="T4">The Voiceless:</text:span> <text:span text:style-name="T12">Unclear. Has difficulty forming coherent thoughts, so communicates to us in our head in simple phrases. Very infrequently sings aloud to ourselves, very sad sounding songs composed of nonsense lyrics made up of words for hopelessness and isolation. Does not appear to have much capacity to influence movement in our body. Perhaps this is what remains of our original persona, damaged beyond repair from our brain tumor at the age of 3, the earliest trauma in our existence. We may never know for sure. We do our best to comfort them. They are a part of ourselves, and we love them.</text:span></text:p>
      <text:p text:style-name="P15"/>
      <text:p text:style-name="P15"/>
      <text:p text:style-name="P6"><text:span text:style-name="T4">Goddess:</text:span> A<text:span text:style-name="T3"> </text:span>persona born of a need to feel <text:span text:style-name="T13">whole</text:span>. We had always felt at odds with ourselves, but now we trust ourselves, and are at peace. <text:span text:style-name="T13">Acts as all of us, speaks slowly and softly, often comforting and consoling our entire selves. Rarely commits even a single action without stopping to consider our entire thoughts. Difficult to maintain while interacting with others outside of ourselves. Can be identified in writing by an overly elegant vocabulary, and a calm and focused tone.</text:span></text:p>
      <text:p text:style-name="P6"/>
      <text:p text:style-name="P9"><text:span text:style-name="T4">Royal:</text:span> <text:span text:style-name="T14">A persona born of a need to heal. Is currently our typical front while not out in public. Often speaks to other personae as they front, comforting and consoling them as Goddess does, though more directly.</text:span></text:p>
      <text:p text:style-name="P9"><text:soft-page-break/></text:p>
      <text:p text:style-name="P9"/>
      <text:p text:style-name="P13"><text:span text:style-name="T4">“Radio </text:span><text:span text:style-name="T5">Voice”</text:span><text:span text:style-name="T4">:</text:span> gggggggggggggggg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3T05:15:38.477000000</meta:creation-date>
    <dc:date>2020-10-18T01:24:12.164000000</dc:date>
    <meta:editing-duration>PT3H48M36S</meta:editing-duration>
    <meta:editing-cycles>24</meta:editing-cycles>
    <meta:generator>LibreOffice/6.0.5.2$Windows_X86_64 LibreOffice_project/54c8cbb85f300ac59db32fe8a675ff7683cd5a16</meta:generator>
    <meta:document-statistic meta:table-count="0" meta:image-count="0" meta:object-count="0" meta:page-count="2" meta:paragraph-count="11" meta:word-count="472" meta:character-count="2731" meta:non-whitespace-character-count="2270"/>
  </office:meta>
</office:document-meta>
</file>